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7000002C61E0607A9.png" manifest:media-type="image/png"/>
  <manifest:file-entry manifest:full-path="Pictures/100000010000054D0000062A562E4163.png" manifest:media-type="image/png"/>
  <manifest:file-entry manifest:full-path="Pictures/100000010000050F000003CC0B64F982.png" manifest:media-type="image/png"/>
  <manifest:file-entry manifest:full-path="Pictures/1000000100000293000001EC6A7B6878.png" manifest:media-type="image/png"/>
  <manifest:file-entry manifest:full-path="Pictures/10000001000001C9000000BFE411BF4A.png" manifest:media-type="image/png"/>
  <manifest:file-entry manifest:full-path="Pictures/10000001000001D4000000B1DFBC24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f2073"/>
    </style:style>
    <style:style style:name="P2" style:family="paragraph" style:parent-style-name="Standard">
      <style:paragraph-properties fo:break-before="page"/>
      <style:text-properties officeooo:paragraph-rsid="001f2073"/>
    </style:style>
    <style:style style:name="T1" style:family="text">
      <style:text-properties officeooo:rsid="001f20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9902in" svg:y="7.1492in" svg:width="4.85in" svg:height="1.8299in" draw:z-index="0"><draw:image xlink:href="Pictures/10000001000001D4000000B1DFBC24AE.png" xlink:type="simple" xlink:show="embed" xlink:actuate="onLoad" draw:mime-type="image/png"/></draw:frame><draw:frame draw:style-name="fr1" draw:name="Image2" text:anchor-type="char" svg:x="0.9902in" svg:y="5.1201in" svg:width="4.85in" svg:height="2.0299in" draw:z-index="1"><draw:image xlink:href="Pictures/10000001000001C9000000BFE411BF4A.png" xlink:type="simple" xlink:show="embed" xlink:actuate="onLoad" draw:mime-type="image/png"/></draw:frame><draw:frame draw:style-name="fr2" draw:name="Image3" text:anchor-type="char" svg:width="6.8634in" svg:height="5.1244in" draw:z-index="2"><draw:image xlink:href="Pictures/1000000100000293000001EC6A7B6878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2"><draw:frame draw:style-name="fr1" draw:name="Image6" text:anchor-type="char" svg:x="-0.7866in" svg:y="1.5575in" svg:width="9.089in" svg:height="6.8209in" draw:z-index="5" draw:transform="translate (-3.75787401574803in -4.96791338582677in) rotate (1.5707963267949) translate (3.75787401574803in 4.96791338582677in)"><draw:image xlink:href="Pictures/100000010000050F000003CC0B64F982.png" xlink:type="simple" xlink:show="embed" xlink:actuate="onLoad" draw:mime-type="image/png"/></draw:frame></text:p>
      <text:p text:style-name="P2"><draw:frame draw:style-name="fr3" draw:name="Image5" text:anchor-type="char" svg:width="6.9252in" svg:height="8.0528in" draw:z-index="4"><draw:image xlink:href="Pictures/100000010000054D0000062A562E4163.png" xlink:type="simple" xlink:show="embed" xlink:actuate="onLoad" draw:mime-type="image/png"/></draw:frame></text:p>
      <text:p text:style-name="P2"><draw:frame draw:style-name="fr4" draw:name="Image4" text:anchor-type="char" svg:width="5.9063in" svg:height="7.3957in" draw:z-index="3"><draw:image xlink:href="Pictures/1000000100000237000002C61E0607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4T09:40:38.497129183</meta:creation-date>
    <dc:date>2026-02-04T09:51:55.499033439</dc:date>
    <meta:editing-duration>PT11M17S</meta:editing-duration>
    <meta:editing-cycles>4</meta:editing-cycles>
    <meta:generator>LibreOffice/25.2.7.2$Linux_X86_64 LibreOffice_project/520$Build-2</meta:generator>
    <meta:document-statistic meta:table-count="0" meta:image-count="6" meta:object-count="0" meta:page-count="4" meta:paragraph-count="1" meta:word-count="0" meta:character-count="21" meta:non-whitespace-character-count="0"/>
  </office:meta>
</office:document-meta>
</file>